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otal Number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SUM([.B2:.B11])" office:value-type="float" office:value="3350" calcext:value-type="float">
            <text:p>3350</text:p>
          </table:table-cell>
          <table:table-cell table:formula="of:=SUM([.C2:.C11])" office:value-type="float" office:value="304" calcext:value-type="float">
            <text:p>304</text:p>
          </table:table-cell>
        </table:table-row>
        <table:table-row table:style-name="ro1">
          <table:table-cell/>
          <table:table-cell table:formula="of:=[.B12]-[.C12]" office:value-type="float" office:value="3046" calcext:value-type="float">
            <text:p>30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4:03:29.071903179</meta:creation-date>
    <dc:date>2018-01-13T16:34:41.855413768</dc:date>
    <meta:editing-duration>PT2H20M52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